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991cm" table:align="left" style:may-break-between-rows="false"/>
    </style:style>
    <style:style style:name="Table1.A" style:family="table-column">
      <style:table-column-properties style:column-width="2.688cm"/>
    </style:style>
    <style:style style:name="Table1.B" style:family="table-column">
      <style:table-column-properties style:column-width="3.027cm"/>
    </style:style>
    <style:style style:name="Table1.C" style:family="table-column">
      <style:table-column-properties style:column-width="4.27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9.991cm" table:align="left" style:may-break-between-rows="false"/>
    </style:style>
    <style:style style:name="Table3.A" style:family="table-column">
      <style:table-column-properties style:column-width="2.688cm"/>
    </style:style>
    <style:style style:name="Table3.B" style:family="table-column">
      <style:table-column-properties style:column-width="3.027cm"/>
    </style:style>
    <style:style style:name="Table3.C" style:family="table-column">
      <style:table-column-properties style:column-width="4.27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-1.251cm" fo:margin-right="0cm" fo:text-align="center" style:justify-single-word="false" fo:text-indent="0cm" style:auto-text-indent="false"/>
      <style:text-properties style:font-name="Times New Roman" officeooo:paragraph-rsid="001ad27d" style:font-name-complex="Times New Roman1"/>
    </style:style>
    <style:style style:name="P2" style:family="paragraph" style:parent-style-name="Standard">
      <style:paragraph-properties fo:margin-left="-1.251cm" fo:margin-right="0cm" fo:text-indent="0cm" style:auto-text-indent="false"/>
      <style:text-properties style:font-name="Liberation Serif" fo:font-size="13pt" officeooo:paragraph-rsid="001ad27d" style:font-size-asian="13pt" style:font-name-complex="Times New Roman1" style:font-size-complex="13pt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size="13pt" officeooo:paragraph-rsid="001ad27d" style:font-size-asian="13pt" style:font-size-complex="13pt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size="13pt" officeooo:rsid="003239c8" officeooo:paragraph-rsid="003175db" style:font-size-asian="13pt" style:font-size-complex="13pt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size="13pt" fo:font-weight="bold" officeooo:paragraph-rsid="001ad27d" style:font-size-asian="13pt" style:font-weight-asian="bold" style:font-name-complex="Times New Roman1" style:font-size-complex="13pt"/>
    </style:style>
    <style:style style:name="P6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paragraph-rsid="00284e74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size="14pt" fo:font-weight="bold" officeooo:paragraph-rsid="001ad27d" style:font-size-asian="14pt" style:font-weight-asian="bold" style:font-name-complex="Times New Roman1" style:font-size-complex="14pt"/>
    </style:style>
    <style:style style:name="P8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paragraph-rsid="001ad27d" style:font-name-complex="Times New Roman1"/>
    </style:style>
    <style:style style:name="P9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paragraph-rsid="002a2c14" style:font-name-complex="Times New Roman1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rsid="002478e3" officeooo:paragraph-rsid="002478e3" style:font-name-complex="Times New Roman1"/>
    </style:style>
    <style:style style:name="P11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rsid="002478e3" officeooo:paragraph-rsid="002a2c14" style:font-name-complex="Times New Roman1"/>
    </style:style>
    <style:style style:name="P12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rsid="002f2337" officeooo:paragraph-rsid="002f2337" style:font-name-complex="Times New Roman1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officeooo:rsid="0032e70b" officeooo:paragraph-rsid="0032e70b" style:font-name-complex="Times New Roman1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style:font-name="Liberation Serif" officeooo:paragraph-rsid="001ad27d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Liberation Serif" fo:font-size="13pt" officeooo:paragraph-rsid="001ad27d" style:font-size-asian="13pt" style:font-name-complex="Times New Roman1" style:font-size-complex="13pt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Liberation Serif" fo:font-size="14pt" fo:font-weight="bold" officeooo:paragraph-rsid="001ad27d" style:font-size-asian="14pt" style:font-weight-asian="bold" style:font-name-complex="Times New Roman1" style:font-size-complex="14pt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Times New Roman" fo:font-size="14pt" fo:font-weight="bold" officeooo:rsid="0032e70b" officeooo:paragraph-rsid="0032e70b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Times New Roman" officeooo:paragraph-rsid="001ad27d" style:font-name-complex="Times New Roman1"/>
    </style:style>
    <style:style style:name="P19" style:family="paragraph" style:parent-style-name="Text_20_body">
      <style:paragraph-properties fo:line-height="100%"/>
    </style:style>
    <style:style style:name="P20" style:family="paragraph" style:parent-style-name="Text_20_body">
      <style:paragraph-properties fo:line-height="100%" fo:text-align="center" style:justify-single-word="false"/>
    </style:style>
    <style:style style:name="P21" style:family="paragraph" style:parent-style-name="Text_20_body">
      <style:paragraph-properties fo:line-height="100%"/>
      <style:text-properties fo:font-size="14pt" style:font-size-asian="14pt" style:font-size-complex="14pt"/>
    </style:style>
    <style:style style:name="P22" style:family="paragraph" style:parent-style-name="Text_20_body">
      <style:paragraph-properties fo:line-height="100%" fo:text-align="center" style:justify-single-word="false"/>
      <style:text-properties fo:font-size="18pt" style:font-size-asian="18pt" style:font-size-complex="18pt"/>
    </style:style>
    <style:style style:name="P23" style:family="paragraph" style:parent-style-name="Table_20_Heading">
      <style:text-properties style:font-name="Liberation Serif" officeooo:rsid="001f2be1" officeooo:paragraph-rsid="001f2be1"/>
    </style:style>
    <style:style style:name="P24" style:family="paragraph" style:parent-style-name="Table_20_Heading">
      <style:text-properties style:font-name="Liberation Serif" officeooo:rsid="001f2be1" officeooo:paragraph-rsid="00284e74"/>
    </style:style>
    <style:style style:name="P25" style:family="paragraph" style:parent-style-name="Table_20_Heading">
      <style:text-properties style:font-name="Liberation Serif" officeooo:rsid="001f2be1" officeooo:paragraph-rsid="002a2c14"/>
    </style:style>
    <style:style style:name="P26" style:family="paragraph" style:parent-style-name="Table_20_Heading">
      <style:text-properties style:font-name="Liberation Serif" officeooo:rsid="00207934" officeooo:paragraph-rsid="00207934"/>
    </style:style>
    <style:style style:name="P27" style:family="paragraph" style:parent-style-name="Table_20_Heading">
      <style:text-properties style:font-name="Liberation Serif" officeooo:rsid="00207934" officeooo:paragraph-rsid="00284e74"/>
    </style:style>
    <style:style style:name="P28" style:family="paragraph" style:parent-style-name="Table_20_Heading">
      <style:text-properties style:font-name="Liberation Serif" officeooo:rsid="00207934" officeooo:paragraph-rsid="002a2c14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officeooo:rsid="001f2be1" officeooo:paragraph-rsid="002a2c14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officeooo:rsid="00273794" officeooo:paragraph-rsid="00273794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officeooo:rsid="00273794" officeooo:paragraph-rsid="002a2c14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" officeooo:rsid="002a2c14" officeooo:paragraph-rsid="002a2c14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officeooo:rsid="002d9184" officeooo:paragraph-rsid="002d9184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officeooo:rsid="0032e70b" officeooo:paragraph-rsid="0032e70b" style:font-name-complex="Times New Roman1"/>
    </style:style>
    <style:style style:name="P35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rsid="002478e3" officeooo:paragraph-rsid="003b49b0"/>
    </style:style>
    <style:style style:name="P36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paragraph-rsid="001ad27d" style:font-name-complex="Times New Roman1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rsid="002478e3" officeooo:paragraph-rsid="001ad27d" style:font-name-complex="Times New Roman1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rsid="002f2337" officeooo:paragraph-rsid="002f2337" style:font-name-complex="Times New Roman1"/>
    </style:style>
    <style:style style:name="P39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paragraph-rsid="00284e74"/>
    </style:style>
    <style:style style:name="P40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paragraph-rsid="003c064e"/>
    </style:style>
    <style:style style:name="P4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size="13pt" officeooo:paragraph-rsid="003b49b0" style:font-size-asian="13pt" style:font-size-complex="13pt"/>
    </style:style>
    <style:style style:name="P4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size="13pt" officeooo:paragraph-rsid="001ad27d" style:font-size-asian="13pt" style:font-size-complex="13pt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Liberation Serif" fo:font-size="13pt" officeooo:paragraph-rsid="001ad27d" style:font-size-asian="13pt" style:font-size-complex="13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officeooo:paragraph-rsid="001ad27d" style:font-name-complex="Times New Roman1"/>
    </style:style>
    <style:style style:name="P45" style:family="paragraph" style:parent-style-name="Text_20_body" style:master-page-name="Standard">
      <style:paragraph-properties fo:line-height="100%" fo:text-align="center" style:justify-single-word="false" style:page-number="auto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" officeooo:rsid="003805ea" officeooo:paragraph-rsid="003805ea"/>
    </style:style>
    <style:style style:name="P47" style:family="paragraph" style:parent-style-name="Table_20_Contents">
      <style:paragraph-properties fo:text-align="center" style:justify-single-word="false"/>
      <style:text-properties style:font-name="Liberation Serif" officeooo:rsid="0038ea77" officeooo:paragraph-rsid="0038ea77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" officeooo:rsid="003b49b0" officeooo:paragraph-rsid="003b49b0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" officeooo:rsid="003c064e" officeooo:paragraph-rsid="003c064e"/>
    </style:style>
    <style:style style:name="T1" style:family="text">
      <style:text-properties fo:language="ru" fo:country="RU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ad27d" style:font-size-asian="14pt" style:font-size-complex="14pt"/>
    </style:style>
    <style:style style:name="T4" style:family="text">
      <style:text-properties fo:font-size="14pt" officeooo:rsid="003805ea" style:font-size-asian="14pt" style:font-size-complex="14pt"/>
    </style:style>
    <style:style style:name="T5" style:family="text">
      <style:text-properties fo:color="#24292e" officeooo:rsid="0038ea77" fo:background-color="#ffffff" loext:char-shading-value="0" style:font-name-complex="Times New Roman1"/>
    </style:style>
    <style:style style:name="T6" style:family="text">
      <style:text-properties fo:color="#24292e" officeooo:rsid="003b49b0" fo:background-color="#ffffff" loext:char-shading-value="0" style:font-name-complex="Times New Roman1"/>
    </style:style>
    <style:style style:name="T7" style:family="text">
      <style:text-properties style:font-name-complex="Times New Roman1"/>
    </style:style>
    <style:style style:name="T8" style:family="text">
      <style:text-properties officeooo:rsid="001ad27d" style:font-name-complex="Times New Roman1"/>
    </style:style>
    <style:style style:name="T9" style:family="text">
      <style:text-properties officeooo:rsid="002672fd" style:font-name-complex="Times New Roman1"/>
    </style:style>
    <style:style style:name="T10" style:family="text">
      <style:text-properties officeooo:rsid="002a8fec" style:font-name-complex="Times New Roman1"/>
    </style:style>
    <style:style style:name="T11" style:family="text">
      <style:text-properties officeooo:rsid="002478e3" style:font-name-complex="Times New Roman1"/>
    </style:style>
    <style:style style:name="T12" style:family="text">
      <style:text-properties officeooo:rsid="003805ea" style:font-name-complex="Times New Roman1"/>
    </style:style>
    <style:style style:name="T13" style:family="text">
      <style:text-properties officeooo:rsid="0038ea77" style:font-name-complex="Times New Roman1"/>
    </style:style>
    <style:style style:name="T14" style:family="text">
      <style:text-properties officeooo:rsid="003b49b0" style:font-name-complex="Times New Roman1"/>
    </style:style>
    <style:style style:name="T15" style:family="text">
      <style:text-properties officeooo:rsid="003c064e" style:font-name-complex="Times New Roman1"/>
    </style:style>
    <style:style style:name="T16" style:family="text">
      <style:text-properties fo:language="en" fo:country="US" officeooo:rsid="001ad27d" style:font-name-complex="Times New Roman1"/>
    </style:style>
    <style:style style:name="T17" style:family="text">
      <style:text-properties fo:language="en" fo:country="US" officeooo:rsid="003805ea" style:font-name-complex="Times New Roman1"/>
    </style:style>
    <style:style style:name="T18" style:family="text">
      <style:text-properties fo:language="en" fo:country="US" fo:font-weight="bold" style:font-weight-asian="bold" style:font-name-complex="Times New Roman1" style:font-weight-complex="bold"/>
    </style:style>
    <style:style style:name="T19" style:family="text">
      <style:text-properties fo:language="en" fo:country="US" fo:font-weight="bold" officeooo:rsid="001ad27d" style:font-weight-asian="bold" style:font-name-complex="Times New Roman1" style:font-weight-complex="bold"/>
    </style:style>
    <style:style style:name="T20" style:family="text">
      <style:text-properties fo:font-weight="bold" style:font-weight-asian="bold" style:font-name-complex="Times New Roman1" style:font-weight-complex="bold"/>
    </style:style>
    <style:style style:name="T21" style:family="text">
      <style:text-properties officeooo:rsid="003805ea"/>
    </style:style>
    <style:style style:name="T22" style:family="text">
      <style:text-properties officeooo:rsid="0038ea77"/>
    </style:style>
    <style:style style:name="T23" style:family="text">
      <style:text-properties officeooo:rsid="003b49b0"/>
    </style:style>
    <style:style style:name="T24" style:family="text">
      <style:text-properties officeooo:rsid="003c06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Московский Авиационный Институт</text:p>
      <text:p text:style-name="P20">(национальный исследовательский университет)</text:p>
      <text:p text:style-name="P20">Факультет информационных технологий и прикладной математики</text:p>
      <text:p text:style-name="P20">Кафедра «Вычислительной математики и программирования»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Параллельная обработка данных</text:p>
      <text:p text:style-name="P22">Лабораторная №<text:span text:style-name="T23">2</text:span></text:p>
      <text:p text:style-name="P22"><text:span text:style-name="T1">«Простейшие возможности библиотеки </text:span>MPI<text:span text:style-name="T1">»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 text:c="79"/><text:tab/><text:tab/><text:span text:style-name="T2">Студент: </text:span><text:span text:style-name="T4">Забарин</text:span><text:span text:style-name="T2"> </text:span><text:span text:style-name="T4">Н</text:span><text:span text:style-name="T3">.И</text:span><text:span text:style-name="T2">. </text:span></text:p>
      <text:p text:style-name="P21"><text:s text:c="79"/><text:tab/>Группа: 8О-208М </text:p>
      <text:p text:style-name="P21"><text:s text:c="78"/><text:tab/>Преподаватель: Лацис А.О.</text:p>
      <text:p text:style-name="P19"/>
      <text:p text:style-name="P19"/>
      <text:p text:style-name="P19"/>
      <text:p text:style-name="P19"/>
      <text:p text:style-name="P19"/>
      <text:p text:style-name="P19"/>
      <text:p text:style-name="P20">Москва, 2019</text:p>
      <text:p text:style-name="P16"><text:soft-page-break/>Задание</text:p>
      <text:p text:style-name="P5"/>
      <text:p text:style-name="P15"><text:tab/>Реализовать параллельное решение сеточного аналога задачи Дирихле для уравнения Пуассона в прямоугольной (параллелепипедной) <text:s/>области <text:span text:style-name="T23">используя коллективные операции библиотеки MPI</text:span>.<text:line-break/></text:p>
      <text:p text:style-name="P3"><text:span text:style-name="T20">Размерность:</text:span><text:span text:style-name="T7"> </text:span><text:span text:style-name="T12">двухмерная</text:span><text:span text:style-name="T7"> задача</text:span></text:p>
      <text:p text:style-name="P3"><text:span text:style-name="T20">Итерационный метод:</text:span><text:span text:style-name="T7"> метод </text:span><text:span text:style-name="T8">Якоби</text:span></text:p>
      <text:p text:style-name="P41"><text:span text:style-name="T20">Методы </text:span><text:span text:style-name="T18">MPI</text:span><text:span text:style-name="T20">:</text:span><text:span text:style-name="T7"> </text:span><text:span text:style-name="T14">alltoallv, allreduce</text:span></text:p>
      <text:p text:style-name="P4"><text:span text:style-name="T19">Запись в файл:</text:span><text:span text:style-name="T16"> синхро</text:span><text:span text:style-name="T17">сообщения</text:span></text:p>
      <text:p text:style-name="P2"/>
      <text:p text:style-name="P16">Описание алгоритма</text:p>
      <text:p text:style-name="P5"/>
      <text:p text:style-name="P43"><text:span text:style-name="T5"><text:tab/></text:span><text:span text:style-name="T6">Алгоритм действий полностью повторяет лабораторную работу №1, за исключением передачи данных между процессами и ограничением в приближении.</text:span></text:p>
      <text:p text:style-name="P3"><text:span text:style-name="T6"/></text:p>
      <text:p text:style-name="P41"><text:span text:style-name="T6"><text:tab/>Будем заканчивать итерационный процесс когда максимальная разница между значениями на соседних итерациях станет меньше некой константы. Каждый процесс при досчете новых значений накапливает локальный максимум, затем с помощью MPI_Allreduce, вычислим общий максимум и передадим его во все процессы.</text:span></text:p>
      <text:p text:style-name="P41"><text:span text:style-name="T6"><text:tab/>Передача данных между процессами будет организована через MPI_Alltoallv. Для перехода на этот метод будем хранить нашу матрицу не только как float**, но и как <text:s/>float*. Этот метод принимает смещения и размеры принимаемых и отдаваемых данных, которые можно предвычислить.</text:span></text:p>
      <text:p text:style-name="P1"/>
      <text:p text:style-name="P1"/>
      <text:p text:style-name="P17">Исходный код</text:p>
      <text:p text:style-name="P18"/>
      <text:p text:style-name="P13"><text:a xlink:type="simple" xlink:href="https://github.com/21zaber/mai-mag/blob/master/mpi/lab01.cpp" text:style-name="Internet_20_link" text:visited-style-name="Visited_20_Internet_20_Link">https://github.com/21zaber/mai-mag/blob/master/mpi/lab0</text:a><text:a xlink:type="simple" xlink:href="https://github.com/21zaber/mai-mag/blob/master/mpi/lab01.cpp" text:style-name="Internet_20_link" text:visited-style-name="Visited_20_Internet_20_Link"><text:span text:style-name="T23">2</text:span></text:a><text:a xlink:type="simple" xlink:href="https://github.com/21zaber/mai-mag/blob/master/mpi/lab01.cpp" text:style-name="Internet_20_link" text:visited-style-name="Visited_20_Internet_20_Link">.cpp</text:a></text:p>
      <text:p text:style-name="P13"/>
      <text:p text:style-name="P44"/>
      <text:p text:style-name="P16">Результаты</text:p>
      <text:p text:style-name="P7"/>
      <text:p text:style-name="P14"><text:span text:style-name="T7"><text:tab/>Ниже приведены таблицы и графики для времени работы программы и коэффициента распараллеливания. </text:span></text:p>
      <text:p text:style-name="P37"/>
      <text:p text:style-name="P35"><text:span text:style-name="T7">Время работы </text:span><text:span text:style-name="T9">для </text:span><text:span text:style-name="T12">матрицы</text:span><text:span text:style-name="T9"> </text:span><text:span text:style-name="T14">1026</text:span><text:span text:style-name="T9">x</text:span><text:span text:style-name="T14">1026</text:span><text:span text:style-name="T9">, </text:span><text:span text:style-name="T14">36</text:span><text:span text:style-name="T9">00 итераций, </text:span><text:span text:style-name="T14">точность 0.0001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3">Количество процессов</text:p>
            </table:table-cell>
            <table:table-cell table:style-name="Table1.A1" office:value-type="string">
              <text:p text:style-name="P23">Время работы, c</text:p>
            </table:table-cell>
            <table:table-cell table:style-name="Table1.C1" office:value-type="string">
              <text:p text:style-name="P26">Коэффициент распараллеливания</text:p>
            </table:table-cell>
          </table:table-row>
        </table:table-header-rows>
        <table:table-row>
          <table:table-cell table:style-name="Table1.A2" office:value-type="string">
            <text:p text:style-name="P48">1</text:p>
          </table:table-cell>
          <table:table-cell table:style-name="Table1.A2" office:value-type="string">
            <text:p text:style-name="P48">67</text:p>
          </table:table-cell>
          <table:table-cell table:style-name="Table1.C2" office:value-type="string">
            <text:p text:style-name="P48">1</text:p>
          </table:table-cell>
        </table:table-row>
        <table:table-row>
          <table:table-cell table:style-name="Table1.A2" office:value-type="string">
            <text:p text:style-name="P46">4</text:p>
          </table:table-cell>
          <table:table-cell table:style-name="Table1.A2" office:value-type="string">
            <text:p text:style-name="P48">18</text:p>
          </table:table-cell>
          <table:table-cell table:style-name="Table1.C2" office:value-type="string">
            <text:p text:style-name="P48">0.93</text:p>
          </table:table-cell>
        </table:table-row>
        <table:table-row>
          <table:table-cell table:style-name="Table1.A2" office:value-type="string">
            <text:p text:style-name="P46">8</text:p>
          </table:table-cell>
          <table:table-cell table:style-name="Table1.A2" office:value-type="string">
            <text:p text:style-name="P48">10</text:p>
          </table:table-cell>
          <table:table-cell table:style-name="Table1.C2" office:value-type="string">
            <text:p text:style-name="P48">0.83</text:p>
          </table:table-cell>
        </table:table-row>
        <table:table-row>
          <table:table-cell table:style-name="Table1.A2" office:value-type="string">
            <text:p text:style-name="P46">16</text:p>
          </table:table-cell>
          <table:table-cell table:style-name="Table1.A2" office:value-type="string">
            <text:p text:style-name="P48">11</text:p>
          </table:table-cell>
          <table:table-cell table:style-name="Table1.C2" office:value-type="string">
            <text:p text:style-name="P30">0.<text:span text:style-name="T23">38</text:span></text:p>
          </table:table-cell>
        </table:table-row>
      </table:table>
      <text:p text:style-name="P8"/>
      <text:p text:style-name="P8"/>
      <text:p text:style-name="P40"><text:span text:style-name="T11">Время работы </text:span><text:span text:style-name="T9">для </text:span><text:span text:style-name="T12">матрицы</text:span><text:span text:style-name="T9"> </text:span><text:span text:style-name="T15">258</text:span><text:span text:style-name="T9">x</text:span><text:span text:style-name="T15">258</text:span><text:span text:style-name="T9">, </text:span><text:span text:style-name="T14">36</text:span><text:span text:style-name="T9">00 итераций, </text:span><text:span text:style-name="T14">точность 0.0001</text:span></text:p>
      <text:p text:style-name="P6"><text:span text:style-name="T9"/></text:p>
      <text:p text:style-name="P11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5">Количество процессов</text:p>
            </table:table-cell>
            <table:table-cell table:style-name="Table3.A1" office:value-type="string">
              <text:p text:style-name="P25">Время работы, c</text:p>
            </table:table-cell>
            <table:table-cell table:style-name="Table3.C1" office:value-type="string">
              <text:p text:style-name="P28">Коэффициент распараллеливания</text:p>
            </table:table-cell>
          </table:table-row>
        </table:table-header-rows>
        <table:table-row>
          <table:table-cell table:style-name="Table3.A2" office:value-type="string">
            <text:p text:style-name="P29">1</text:p>
          </table:table-cell>
          <table:table-cell table:style-name="Table3.A2" office:value-type="string">
            <text:p text:style-name="P49">3</text:p>
          </table:table-cell>
          <table:table-cell table:style-name="Table3.C2" office:value-type="string">
            <text:p text:style-name="P31">1.0</text:p>
          </table:table-cell>
        </table:table-row>
        <table:table-row>
          <table:table-cell table:style-name="Table3.A2" office:value-type="string">
            <text:p text:style-name="P47">4</text:p>
          </table:table-cell>
          <table:table-cell table:style-name="Table3.A2" office:value-type="string">
            <text:p text:style-name="P49">0.97</text:p>
          </table:table-cell>
          <table:table-cell table:style-name="Table3.C2" office:value-type="string">
            <text:p text:style-name="P33">0.<text:span text:style-name="T24">75</text:span></text:p>
          </table:table-cell>
        </table:table-row>
        <table:table-row>
          <table:table-cell table:style-name="Table3.A2" office:value-type="string">
            <text:p text:style-name="P47">8</text:p>
          </table:table-cell>
          <table:table-cell table:style-name="Table3.A2" office:value-type="string">
            <text:p text:style-name="P49">0.5</text:p>
          </table:table-cell>
          <table:table-cell table:style-name="Table3.C2" office:value-type="string">
            <text:p text:style-name="P33">0.<text:span text:style-name="T24">75</text:span></text:p>
          </table:table-cell>
        </table:table-row>
        <table:table-row>
          <table:table-cell table:style-name="Table3.A2" office:value-type="string">
            <text:p text:style-name="P47">16</text:p>
          </table:table-cell>
          <table:table-cell table:style-name="Table3.A2" office:value-type="string">
            <text:p text:style-name="P49">0.42</text:p>
          </table:table-cell>
          <table:table-cell table:style-name="Table3.C2" office:value-type="string">
            <text:p text:style-name="P33">0.<text:span text:style-name="T24">44</text:span></text:p>
          </table:table-cell>
        </table:table-row>
      </table:table>
      <text:p text:style-name="P9"/>
      <text:p text:style-name="P9"/>
      <text:p text:style-name="P9"/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00:02:31.735106248</meta:creation-date>
    <meta:generator>LibreOffice/5.1.6.2$Linux_X86_64 LibreOffice_project/10m0$Build-2</meta:generator>
    <dc:date>2019-05-14T15:06:13.572314639</dc:date>
    <meta:editing-duration>PT1H10M6S</meta:editing-duration>
    <meta:editing-cycles>14</meta:editing-cycles>
    <meta:document-statistic meta:table-count="2" meta:image-count="0" meta:object-count="0" meta:page-count="3" meta:paragraph-count="57" meta:word-count="238" meta:character-count="2120" meta:non-whitespace-character-count="1688"/>
  </office:meta>
</office:document-meta>
</file>